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672cm" fo:break-before="auto" style:use-optimal-row-height="true"/>
    </style:style>
    <style:style style:name="ro6" style:family="table-row">
      <style:table-row-properties style:row-height="1.789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868cm" fo:break-before="auto" style:use-optimal-row-height="true"/>
    </style:style>
    <style:style style:name="ro10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1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169)">
            <text:p>sn(169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style-name="ce2" office:value-type="float" office:value="83">
            <text:p>83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1~sec-B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style-name="ce2" office:value-type="float" office:value="84">
            <text:p>84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ex,prev-R.2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style-name="ce2" office:value-type="float" office:value="85">
            <text:p>85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new,backing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office:value-type="float" office:value="86">
            <text:p>86</text:p>
          </table:table-cell>
          <table:table-cell table:style-name="ce2" office:value-type="float" office:value="4">
            <text:p>4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prev,R.3,derivative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7_18-29-30_000.jpg</text:p>
          </table:table-cell>
          <table:table-cell table:style-name="ce24" office:value-type="date" office:date-value="2020-01-12T09:35:49.14">
            <text:p>2020/1/12 9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office:value-type="float" office:value="87">
            <text:p>87</text:p>
          </table:table-cell>
          <table:table-cell table:style-name="ce2" office:value-type="float" office:value="1">
            <text:p>1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lues-lik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office:value-type="float" office:value="88">
            <text:p>88</text:p>
          </table:table-cell>
          <table:table-cell table:style-name="ce2" office:value-type="float" office:value="2">
            <text:p>2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free,bossa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office:value-type="float" office:value="89">
            <text:p>89</text:p>
          </table:table-cell>
          <table:table-cell table:style-name="ce2" office:value-type="float" office:value="3">
            <text:p>3</text:p>
          </table:table-cell>
          <table:table-cell table:number-columns-repeated="2" table:style-name="ce7" office:value-type="string">
            <text:p>-</text:p>
          </table:table-cell>
          <table:table-cell table:style-name="ce10" office:value-type="string">
            <text:p>0-5-5のテーマ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office:value-type="float" office:value="80">
            <text:p>8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-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rev,7/23.14:5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office:value-type="float" office:value="81">
            <text:p>8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-</text:p>
          </table:table-cell>
          <table:table-cell table:style-name="ce8" office:value-type="string">
            <text:p>song</text:p>
          </table:table-cell>
          <table:table-cell table:style-name="ce10" office:value-type="string">
            <text:p>,use-hm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8-08-06_16-17-30_000.m4a</text:p>
          </table:table-cell>
          <table:table-cell table:style-name="ce24" office:value-type="date" office:date-value="2020-01-12T09:31:22.89">
            <text:p>2020/1/12 9:3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office:value-type="float" office:value="159">
            <text:p>15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compi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r,et-6:patt-30:p.2,cake=39201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<text:s/>t.80=8th,for=arpeggio-open-strings,score+</text:p>
          </table:table-cell>
          <table:table-cell table:style-name="ce22" table:number-columns-repeated="3"/>
          <table:table-cell table:style-name="ce16" office:value-type="string">
            <text:p>etude</text:p>
          </table:table-cell>
          <table:table-cell table:style-name="ce7" office:value-type="float" office:value="1">
            <text:p>1</text:p>
          </table:table-cell>
          <table:table-cell table:style-name="ce1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5" office:value-type="string">
            <text:p>patt-1,score+,patt-1(2).n,chord=G,R=2,patt-1(3).n,chord=D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115">
            <text:p>1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~,ref=2019-1216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office:value-type="float" office:value="117">
            <text:p>1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1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ection=CODA,score+,ref=2019-121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office:value-type="float" office:value="17">
            <text:p>1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5" office:value-type="string">
            <text:p>patt-26(1).n,for=flamenco:strokes-backward,score+,R=2 (date=2019-12-15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6" office:value-type="string">
            <text:p>2019-12-16_09-26-34_000.jpg</text:p>
          </table:table-cell>
          <table:table-cell table:style-name="ce24" office:value-type="date" office:date-value="2019-12-17T09:01:44.68">
            <text:p>2019/12/17 9:0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office:value-type="float" office:value="25">
            <text:p>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1).n,for=flamenco:shuffle,score+,t.105,R=1,patt-27(2).n,t.105=8th;16th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office:value-type="float" office:value="27">
            <text:p>2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2.n,patt-27(5).n,for=flamenco:shuffle+percussion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4">
          <table:table-cell table:style-name="ce2" office:value-type="float" office:value="30">
            <text:p>3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1.n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0_18-37-40_000.jpg</text:p>
          </table:table-cell>
          <table:table-cell table:style-name="ce24" office:value-type="date" office:date-value="2019-12-22T11:32:14.25">
            <text:p>2019/12/22 11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office:value-type="float" office:value="72">
            <text:p>7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8(1).n,score+,for=flamenco:shuffle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3.a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98">
            <text:p>9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4)-4.n,r,for=flamenco:shuffle+percussion,score+,t.9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4">
            <text:p>10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7(5)-1.n,t.85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 table:number-columns-repeated="3"/>
          <table:table-cell/>
          <table:table-cell table:number-columns-repeated="1000"/>
        </table:table-row>
        <table:table-row table:style-name="ro3">
          <table:table-cell table:style-name="ce2" office:value-type="float" office:value="107">
            <text:p>10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.n,t.7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3">
            <text:p>11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1)-1,t.85,score~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4">
            <text:p>11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1),t.10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0">
            <text:p>120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2)-1.n,t.85,score~,t.8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1">
            <text:p>121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3)-1.n,t.85,score~,t.85,R=3 / N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4">
            <text:p>12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.n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7">
            <text:p>12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①②③,t.10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8">
            <text:p>12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(2)-1④⑥,t.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9">
            <text:p>129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9(4)-1.n,t.10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⑤,score~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,score+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5">
            <text:p>14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⑥-2,score+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6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for=flamenco,patt-18(4) </text:p>
          </table:table-cell>
          <table:table-cell table:style-name="ce22" table:number-columns-repeated="3"/>
          <table:table-cell table:number-columns-repeated="2" table:style-name="ce3" office:value-type="string">
            <text:p>-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6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18(4)-2.n,for=flamenco+stomp,R=2,score+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0(1).n,for=flamenco:tremolo,R=1,score+ 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table:style-name="ce8" office:value-type="string">
            <text:p>et-6</text:p>
          </table:table-cell>
          <table:table-cell table:style-name="ce10" office:value-type="string">
            <text:p>rev</text:p>
          </table:table-cell>
          <table:table-cell table:style-name="ce16" office:value-type="string">
            <text:p>patt-21(1).n,for=flamenco:picado,score+,chord=Bm+9;C7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0(1).n,for=flamenco:stroe,score+,t.60,chord=F#m;G#m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0_18-41-14_000.jpg</text:p>
          </table:table-cell>
          <table:table-cell table:style-name="ce24" office:value-type="date" office:date-value="2019-12-11T12:07:19.81">
            <text:p>2019/12/11 12:0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3(1).n,for=flamenco:arpeggio,score+,chord=D△;A6;A+3;A6+5,tune=KA-1,(1)-1,(1)-2,(1)-3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4(1).n,for=flamenco:alzapua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1).n,for=flamenco:rasgueado,score~,tune=KA-1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1_20-33-56_000.jpg</text:p>
          </table:table-cell>
          <table:table-cell table:style-name="ce24" office:value-type="date" office:date-value="2019-12-12">
            <text:p>2019/12/12 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3(1).n,for=flamenco:arpeggio,score+,chord=D△;A6;A+3;A6+5,tune=KA-1,(1),(2).n,t.75=8th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6_18-35-20_000.jpg</text:p>
          </table:table-cell>
          <table:table-cell table:style-name="ce24" office:value-type="date" office:date-value="2019-12-17T09:02:33.13">
            <text:p>2019/12/17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 </text:p>
          </table:table-cell>
          <table:table-cell table:style-name="ce22" table:number-columns-repeated="3"/>
          <table:table-cell table:number-columns-repeated="2" table:style-name="ce7" office:value-type="string">
            <text:p>-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4">
            <text:p>24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et-6</text:p>
          </table:table-cell>
          <table:table-cell table:style-name="ce9" office:value-type="string">
            <text:p>rev</text:p>
          </table:table-cell>
          <table:table-cell table:style-name="ce10" office:value-type="string">
            <text:p>patt-25(2),for=flamenco:rasgueado,t.105,score+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6">
            <text:p>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6(1),for=flamenco:strokes-backward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7" office:value-type="float" office:value="3">
            <text:p>3</text:p>
          </table:table-cell>
          <table:table-cell table:style-name="ce16" office:value-type="string">
            <text:p>2019-12-18_18-52-08_000.jpg</text:p>
          </table:table-cell>
          <table:table-cell table:style-name="ce24" office:value-type="date" office:date-value="2019-12-19T10:19:31.86">
            <text:p>2019/12/19 10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8">
            <text:p>2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3),patt-27(3)-2.n,for=flamenco:shuffle,score+,t.10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1">
            <text:p>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(prev-1),r,t.8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2">
            <text:p>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patt-27(4)-2,patt-27(4)-3.n,score+,for=flamenco:shuffle+percussio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19-12-22_18-43-09_000.jpg</text:p>
          </table:table-cell>
          <table:table-cell table:style-name="ce24" office:value-type="date" office:date-value="2019-12-23T09:33:28.96">
            <text:p>2019/12/23 9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6">
            <text:p>7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3">
            <text:p>9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8(1),t.7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3,score+,for=flamenco:shuffle+percussion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3">
            <text:p>10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7(4)-1,for=flamenco:shuffle+percussion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8">
            <text:p>10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,t.90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0">
            <text:p>11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1">
            <text:p>11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(1)-1,t.85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9">
            <text:p>119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29(1)-1,t.8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2">
            <text:p>13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,score~,memo=2020-0126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④;⑥,score-compi,score~,ch.~,t.9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8">
            <text:p>14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??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mov-file=~,mov-loc=~,block=B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t.65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4">
            <text:p>94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b.o.=m-4,t.65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6">
            <text:p>9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0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6+3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3">
            <text:p>7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+5+6+7;A+2+3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1">
            <text:p>9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5">
            <text:p>105</text:p>
          </table:table-cell>
          <table:table-cell table:style-name="ce2" office:value-type="float" office:value="5">
            <text:p>5</text:p>
          </table:table-cell>
          <table:table-cell table:style-name="ce7" office:value-type="string">
            <text:p>f-10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+,k.D+5+6+7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5">
            <text:p>9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patt-1(1).n,score+,ch.D,R=1,patt-1(2).n,score+,ch.A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3_20-10-41_000.jpg</text:p>
          </table:table-cell>
          <table:table-cell table:style-name="ce24" office:value-type="date" office:date-value="2020-01-14T08:42:34.52">
            <text:p>2020/1/14 8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1">
            <text:p>10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-1(1),score~,ch.D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2">
            <text:p>10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.n,score+,ch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0_18-59-52_000.jpg</text:p>
          </table:table-cell>
          <table:table-cell table:style-name="ce24" office:value-type="date" office:date-value="2020-01-21T10:32:33.82">
            <text:p>2020/1/21 10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6">
            <text:p>10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.n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21_18-40-04_000.jpg</text:p>
          </table:table-cell>
          <table:table-cell table:style-name="ce24" office:value-type="date" office:date-value="2020-01-22T12:50:59.84">
            <text:p>2020/1/22 12:5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6">
            <text:p>11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(1):m-1,n,score+,ch.A;D,t.55,file=2020-0124-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1">
            <text:p>13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.n,score+,ch.A;D,file-id=39021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8_18-31-38_000.jpg</text:p>
          </table:table-cell>
          <table:table-cell table:style-name="ce24" office:value-type="date" office:date-value="2020-01-29T12:02:04.43">
            <text:p>2020/1/29 12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5">
            <text:p>13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.n,score+,ch.D,t.6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0">
            <text:p>1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patt,patt-4(1).n,score+,ch.A,t.~,R=1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1_19-00-26_000.mov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9">
            <text:p>10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55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2_19-04-30_000.jpg</text:p>
          </table:table-cell>
          <table:table-cell table:style-name="ce24" office:value-type="date" office:date-value="2020-01-23T13:35:53.98">
            <text:p>2020/1/23 13:3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2">
            <text:p>11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+,ch.A;D,t.55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1-25T09:11:16.83">
            <text:p>2020/1/25 9:1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8">
            <text:p>11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5_18-58-48_000.jpg</text:p>
          </table:table-cell>
          <table:table-cell table:style-name="ce24" office:value-type="date" office:date-value="2020-01-26T14:28:11.03">
            <text:p>2020/1/26 14:2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2">
            <text:p>12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3">
            <text:p>12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2,score+,ch.A;D,t.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6_19-07-28_000.jpg</text:p>
          </table:table-cell>
          <table:table-cell table:style-name="ce24" office:value-type="date" office:date-value="2020-01-27T10:55:05.56">
            <text:p>2020/1/27 10:55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5">
            <text:p>12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:m-1,score~,ch.A;D,t.5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26">
            <text:p>12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(1),score~,ch.A;D,t.6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1">
            <text:p>14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D,t.6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6">
            <text:p>14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k.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0">
            <text:p>130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27_19-03-04_000.jpg</text:p>
          </table:table-cell>
          <table:table-cell table:style-name="ce24" office:value-type="date" office:date-value="2020-01-28T09:22:27.84">
            <text:p>2020/1/28 9:2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4">
            <text:p>13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theme=concept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8">
            <text:p>138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theme=concept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30_19-01-18_000.jpg</text:p>
          </table:table-cell>
          <table:table-cell table:style-name="ce24" office:value-type="date" office:date-value="2020-02-01T11:17:01.140001">
            <text:p>2020/2/1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1">
            <text:p>1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C.n,patt-??.n,k.~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5_19-09-21_000.jpg</text:p>
          </table:table-cell>
          <table:table-cell table:style-name="ce24" office:value-type="date" office:date-value="2020-02-06T10:47:00">
            <text:p>2020/2/6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2">
            <text:p>1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10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ch.D,mov-file=~,mov-loc=~,block=B,patt-??.n,k.~,for=play-to-rythm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t.60,patt-1,(1),(2),(3)</text:p>
          </table:table-cell>
          <table:table-cell table:style-name="ce22" table:number-columns-repeated="3"/>
          <table:table-cell table:style-name="ce3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1) 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3" office:value-type="string">
            <text:p>-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3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n=2019-1211-1,patt-1(3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3_18-33-38_000.jpg</text:p>
          </table:table-cell>
          <table:table-cell table:style-name="ce24" office:value-type="date" office:date-value="2019-12-15T10:27:57.74">
            <text:p>2019/12/15 10:2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4</text:p>
          </table:table-cell>
          <table:table-cell table:style-name="ce9" office:value-type="string">
            <text:p>n</text:p>
          </table:table-cell>
          <table:table-cell table:style-name="ce10" office:value-type="string">
            <text:p>R=1 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4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n,patt-1:melody</text:p>
          </table:table-cell>
          <table:table-cell table:style-name="ce22" table:number-columns-repeated="3"/>
          <table:table-cell table:style-name="ce7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patt-1(2)-1.n,patt-1(3)-1.n,score+,chord=B+4+5;B+3+5;B+2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5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3)-2.n,for=fingering-alternative,score+,chord=B+4+5;B+3+5;B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5_18-58-41_000.jpg</text:p>
          </table:table-cell>
          <table:table-cell table:style-name="ce24" office:value-type="date" office:date-value="2019-12-26T10:12:08">
            <text:p>2019/12/26 10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1(2)-1.n,score+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2">
            <text:p>4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3">
            <text:p>4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t-1(2),t.90,video=0.15~;0.44~,file=2019-1228-1,block-B,patt-1(2)-2.n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7">
            <text:p>47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,id=38535,score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8">
            <text:p>48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1)-3.n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9">
            <text:p>4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eigen+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play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6">
            <text:p>66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(2),t.8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fs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,patt-1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1_18-51-11_000.jpg</text:p>
          </table:table-cell>
          <table:table-cell table:style-name="ce24" office:value-type="date" office:date-value="2020-01-02T14:33:17.440001">
            <text:p>2020/1/2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7">
            <text:p>5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R=2,patt-3(1).n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string">
            <text:p>2,3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6">
            <text:p>56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7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1,score+,k.F#+5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D△;E△+2+4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8">
            <text:p>5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8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1">
            <text:p>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b.o.=m-4,score+,k.A+2+3;D+3+5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2(1).n,score+,k.D+3+5;A+5;D△+2;A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-99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11" office:value-type="string">
            <text:p>fs</text:p>
          </table:table-cell>
          <table:table-cell table:style-name="ce10" office:value-type="string">
            <text:p>sn=1209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09_18-35-10_000.jpg</text:p>
          </table:table-cell>
          <table:table-cell table:style-name="ce24" office:value-type="date" office:date-value="2019-12-10T10:00:41.54">
            <text:p>2019/12/10 10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9" office:value-type="string">
            <text:p>fs</text:p>
          </table:table-cell>
          <table:table-cell table:style-name="ce10" office:value-type="string">
            <text:p>sn=1211-1 (2019-12-11_20-33-56_000.jpg)</text:p>
          </table:table-cell>
          <table:table-cell table:style-name="ce22" table:number-columns-repeated="3"/>
          <table:table-cell table:style-name="ce2" office:value-type="string">
            <text:p>frase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12_18-41-18_000.jpg</text:p>
          </table:table-cell>
          <table:table-cell table:style-name="ce24" office:value-type="date" office:date-value="2019-12-13T08:59:07.25">
            <text:p>2019/12/13 8:5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3-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5">
            <text:p>3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;Gm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9">
            <text:p>3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7" office:value-type="string">
            <text:p>~&gt;f-96<text:tab/>n,patt-1(1).n,score+,R=2,(1)-2.n,score+,(2).n,score+,section=main;coda,R=1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19-12-27_18-49-27_000.jpg</text:p>
          </table:table-cell>
          <table:table-cell table:style-name="ce24" office:value-type="date" office:date-value="2019-12-29T14:42:23.03">
            <text:p>2019/12/29 14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0">
            <text:p>4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~&gt;f-96,patt,patt-1(2),score~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8_19-07-28_000.jpg</text:p>
          </table:table-cell>
          <table:table-cell table:style-name="ce24" office:value-type="date" office:date-value="2019-12-29T14:44:16.6">
            <text:p>2019/12/29 14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5">
            <text:p>45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8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0-04-01_000.jpg</text:p>
          </table:table-cell>
          <table:table-cell table:style-name="ce24" office:value-type="date" office:date-value="2020-01-01T15:33:58.94">
            <text:p>2020/1/1 15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i.f.=f-96;patt-1(2)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4">
            <text:p>7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7">
            <text:p>9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core~,theme=shuffle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00">
            <text:p>10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k.G#,score+,table+~frets=5-9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1,2</text:p>
          </table:table-cell>
          <table:table-cell table:style-name="ce16" office:value-type="string">
            <text:p>2020-01-17_18-48-41_000.jpg</text:p>
          </table:table-cell>
          <table:table-cell table:style-name="ce24" office:value-type="date" office:date-value="2020-01-18T08:56:00.6">
            <text:p>2020/1/18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37">
            <text:p>137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2020-0127-1,score+,R=~ / N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29_19-09-49_000.jpg</text:p>
          </table:table-cell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2">
            <text:p>14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file=~,t.90;10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D,mov-file=~,mov-loc=~,block=~,patt-~,k.D,t.55,for=~,score+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/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1.n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19-12-29_19-04-15_000.jpg</text:p>
          </table:table-cell>
          <table:table-cell table:style-name="ce24" office:value-type="date" office:date-value="2019-12-30T12:00:53.59">
            <text:p>2019/12/30 12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sn=1224-1,score+,chord=B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24_18-45-59_000.jpg</text:p>
          </table:table-cell>
          <table:table-cell table:style-name="ce24" office:value-type="date" office:date-value="2019-12-25T11:42:30.860001">
            <text:p>2019/12/25 11:4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rev.fs-2,file=2019-1230-2</text:p>
          </table:table-cell>
          <table:table-cell table:style-name="ce22" table:number-columns-repeated="3"/>
          <table:table-cell table:style-name="ce2" office:value-type="string">
            <text:p>fs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9-12-31_18-48-57_000.jpg</text:p>
          </table:table-cell>
          <table:table-cell table:style-name="ce24" office:value-type="date" office:date-value="2020-01-01T15:37:36.84">
            <text:p>2020/1/1 15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0">
            <text:p>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m-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score+,k.A6+3</text:p>
          </table:table-cell>
          <table:table-cell table:style-name="ce22" table:number-columns-repeated="3"/>
          <table:table-cell table:style-name="ce2" office:value-type="string">
            <text:p>memo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t.80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14_18-24-02_000.jpg</text:p>
          </table:table-cell>
          <table:table-cell table:style-name="ce24" office:value-type="date" office:date-value="2020-01-16T11:17:59.090001">
            <text:p>2020/1/16 11:1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9">
            <text:p>9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score+,k.B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6_19-05-35_000.jpg</text:p>
          </table:table-cell>
          <table:table-cell table:style-name="ce24" office:value-type="date" office:date-value="2020-01-17T09:12:26.84">
            <text:p>2020/1/17 9:1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2">
            <text:p>6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65,score~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20-01-04_18-50-52_000.jpg</text:p>
          </table:table-cell>
          <table:table-cell table:style-name="ce24" office:value-type="date" office:date-value="2020-01-05T10:12:59.91">
            <text:p>2020/1/5 10:1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5">
            <text:p>6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8">
            <text:p>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7_18-39-18_000.jpg</text:p>
          </table:table-cell>
          <table:table-cell table:style-name="ce24" office:value-type="date" office:date-value="2020-01-08T09:19:34.76">
            <text:p>2020/1/8 9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5">
            <text:p>75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8_18-54-08_000.jpg</text:p>
          </table:table-cell>
          <table:table-cell table:style-name="ce24" office:value-type="date" office:date-value="2020-01-09T10:47:02.76">
            <text:p>2020/1/9 10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1-09_18-47-04_000.jpg</text:p>
          </table:table-cell>
          <table:table-cell table:style-name="ce24" office:value-type="date" office:date-value="2020-01-11T13:44:22.04">
            <text:p>2020/1/11 13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2">
            <text:p>92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score~,t.80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12_18-59-08_000.jpg</text:p>
          </table:table-cell>
          <table:table-cell table:style-name="ce24" office:value-type="date" office:date-value="2020-01-13T09:00:38.32">
            <text:p>2020/1/13 9:0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practice-1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,for=prev.s-3;solo</text:p>
          </table:table-cell>
          <table:table-cell table:style-name="ce22" table:number-columns-repeated="3"/>
          <table:table-cell table:style-name="ce2" office:value-type="string">
            <text:p>practice</text:p>
          </table:table-cell>
          <table:table-cell table:style-name="ce2" office:value-type="float" office:value="4">
            <text:p>4</text:p>
          </table:table-cell>
          <table:table-cell table:style-name="ce16" office:value-type="string">
            <text:p>2020-01-03_18-47-39_000.jpg</text:p>
          </table:table-cell>
          <table:table-cell table:style-name="ce24" office:value-type="date" office:date-value="2020-01-04T12:18:44.84">
            <text:p>2020/1/4 12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7">
            <text:p>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prev</text:p>
          </table:table-cell>
          <table:table-cell table:style-name="ce10" office:value-type="string">
            <text:p>s-1,t.65,score~ 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1-06_19-07-09_000.jpg</text:p>
          </table:table-cell>
          <table:table-cell table:style-name="ce24" office:value-type="date" office:date-value="2020-01-07T11:18:44.76">
            <text:p>2020/1/7 11:1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64">
            <text:p>6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prev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,s-2,t.70,score~ </text:p>
          </table:table-cell>
          <table:table-cell table:style-name="ce22" table:number-columns-repeated="3"/>
          <table:table-cell table:style-name="ce2" office:value-type="string">
            <text:p>prev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5_18-59-21_000.jpg</text:p>
          </table:table-cell>
          <table:table-cell table:style-name="ce24" office:value-type="date" office:date-value="2020-01-06T11:29:56.06">
            <text:p>2020/1/6 11:2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54">
            <text:p>54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r-34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k.E▽+2+6,score+ 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1-02_19-05-08_000.jpg</text:p>
          </table:table-cell>
          <table:table-cell table:style-name="ce24" office:value-type="date" office:date-value="2020-01-03T10:26:09.46">
            <text:p>2020/1/3 10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90">
            <text:p>90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res</text:p>
          </table:table-cell>
          <table:table-cell table:style-name="ce8" office:value-type="string">
            <text:p>res</text:p>
          </table:table-cell>
          <table:table-cell table:style-name="ce10" office:value-type="string">
            <text:p>.hm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18-08-08_18-37-32_000.jpg</text:p>
          </table:table-cell>
          <table:table-cell table:style-name="ce24" office:value-type="date" office:date-value="2020-01-12T09:39:06.18">
            <text:p>2020/1/12 9:3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6" office:value-type="string">
            <text:p>n</text:p>
          </table:table-cell>
          <table:table-cell table:style-name="ce10" office:value-type="string">
            <text:p>.n,for=harmony(hm),k.B7+2</text:p>
          </table:table-cell>
          <table:table-cell table:style-name="ce22" table:number-columns-repeated="3"/>
          <table:table-cell table:style-name="ce2" office:value-type="string">
            <text:p>research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7_18-43-12_000.jpg</text:p>
          </table:table-cell>
          <table:table-cell table:style-name="ce24" office:value-type="date" office:date-value="2019-12-18T14:33:06.060001">
            <text:p>2019/12/18 14:3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29">
            <text:p>29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2:chord-no.2,source=g-1217-3,,chord=D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3">
            <text:p>3</text:p>
          </table:table-cell>
          <table:table-cell table:style-name="ce16" office:value-type="string">
            <text:p>2019-12-19_18-55-01_000.jpg</text:p>
          </table:table-cell>
          <table:table-cell table:style-name="ce24" office:value-type="date" office:date-value="2019-12-20T09:32:47.9">
            <text:p>2019/12/20 9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34">
            <text:p>34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rs-33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n-1:chord-no.2,source=g-1217-3,for=harmony(hm),k.B7+2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6" office:value-type="float" office:value="2">
            <text:p>2</text:p>
          </table:table-cell>
          <table:table-cell table:style-name="ce16" office:value-type="string">
            <text:p>2019-12-23_18-27-25_000.jpg</text:p>
          </table:table-cell>
          <table:table-cell table:style-name="ce24" office:value-type="date" office:date-value="2019-12-24T09:02:25.91">
            <text:p>2019/12/24 9:0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7">
            <text:p>14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block=A,score+,k.A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03_18-29-05_000.jpg</text:p>
          </table:table-cell>
          <table:table-cell table:style-name="ce24" office:value-type="date" office:date-value="2020-02-04T10:44:51.31">
            <text:p>2020/2/4 10:4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3">
            <text:p>143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ch.~,t.~,score~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2" office:value-type="string">
            <text:p>-</text:p>
          </table:table-cell>
          <table:table-cell table:style-name="ce16" office:value-type="string">
            <text:p>2020-02-01_19-02-32_000.jpg</text:p>
          </table:table-cell>
          <table:table-cell table:style-name="ce24" office:value-type="date" office:date-value="2020-02-02T09:53:14.130001">
            <text:p>2020/2/2 9:53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49">
            <text:p>149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37173,mov-loc=~,block=B,k.A7+4+5;A6+3+4;A9+3,score+</text:p>
          </table:table-cell>
          <table:table-cell table:style-name="ce22" table:number-columns-repeated="3"/>
          <table:table-cell table:style-name="ce2"/>
          <table:table-cell table:style-name="ce2" office:value-type="float" office:value="2">
            <text:p>2</text:p>
          </table:table-cell>
          <table:table-cell table:style-name="ce16" office:value-type="string">
            <text:p>2020-02-04_19-01-40_000.jpg</text:p>
          </table:table-cell>
          <table:table-cell table:style-name="ce24" office:value-type="date" office:date-value="2020-02-05T11:19:25.33">
            <text:p>2020/2/5 11:19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6">
            <text:p>15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1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2020-0203,cake-id=~,mov-loc=~,block=~,k.~,t.80~100,score+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n</text:p>
          </table:table-cell>
          <table:table-cell table:style-name="ce10" office:value-type="string">
            <text:p>.n,ch.A,mov-file=~,mov-loc=~,block=B,patt-??.n,k.~,score+,R=1 / N+</text:p>
          </table:table-cell>
          <table:table-cell table:style-name="ce22" table:number-columns-repeated="3"/>
          <table:table-cell table:style-name="ce2" office:value-type="string">
            <text:p>task</text:p>
          </table:table-cell>
          <table:table-cell table:style-name="ce6" office:value-type="float" office:value="1">
            <text:p>1</text:p>
          </table:table-cell>
          <table:table-cell table:style-name="ce16" office:value-type="string">
            <text:p>2020-02-06_19-03-24_000.jpg</text:p>
          </table:table-cell>
          <table:table-cell table:style-name="ce24" office:value-type="date" office:date-value="2020-02-07T10:48:52.24">
            <text:p>2020/2/7 10:48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8">
            <text:p>158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,mov-file=~,cake-id=~,mov-loc=~,block=B:patt-2.n,t.80,score~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t.55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09T13:20:27.67">
            <text:p>2020/2/9 13:20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57">
            <text:p>157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mov-file=~,cake-id=~,mov-loc=~,block=~,t.80,score~</text:p>
          </table:table-cell>
          <table:table-cell table:style-name="ce22" table:number-columns-repeated="3"/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09_19-09-53_000.jpg</text:p>
          </table:table-cell>
          <table:table-cell table:style-name="ce24" office:value-type="date" office:date-value="2020-02-10T11:47:45.77">
            <text:p>2020/2/10 11:4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0">
            <text:p>160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task-2 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1">
            <text:p>1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1">
            <text:p>161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22" table:number-columns-repeated="3"/>
          <table:table-cell table:style-name="ce2" office:value-type="string">
            <text:p>-</text:p>
          </table:table-cell>
          <table:table-cell table:style-name="ce2" office:value-type="float" office:value="2">
            <text:p>2</text:p>
          </table:table-cell>
          <table:table-cell table:style-name="ce16" office:value-type="string">
            <text:p>2020-02-10_19-10-15_000.jpg</text:p>
          </table:table-cell>
          <table:table-cell table:style-name="ce24" office:value-type="date" office:date-value="2020-02-11T08:56:10.59">
            <text:p>2020/2/11 8:5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2">
            <text:p>162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-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-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6T09:26:33.2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3">
            <text:p>163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task-2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-</text:p>
          </table:table-cell>
          <table:table-cell table:number-columns-repeated="3"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6T09:26:33.2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4">
            <text:p>164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rev</text:p>
          </table:table-cell>
          <table:table-cell table:style-name="ce10" office:value-type="string">
            <text:p>patt-30⑥,compi=p.2</text:p>
          </table:table-cell>
          <table:table-cell table:style-name="ce22" office:value-type="string">
            <text:p>-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6T09:26:33.2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5">
            <text:p>16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et-6</text:p>
          </table:table-cell>
          <table:table-cell table:style-name="ce8" office:value-type="string">
            <text:p>patt</text:p>
          </table:table-cell>
          <table:table-cell table:style-name="ce10" office:value-type="string">
            <text:p>patt-30⑦.n,position-table+</text:p>
          </table:table-cell>
          <table:table-cell table:style-name="ce22" office:value-type="string">
            <text:p>+</text:p>
          </table:table-cell>
          <table:table-cell table:style-name="ce22" office:value-type="float" office:value="80">
            <text:p>80</text:p>
          </table:table-cell>
          <table:table-cell table:style-name="ce22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1_19-04-55_000.jpg</text:p>
          </table:table-cell>
          <table:table-cell table:style-name="ce24" table:formula="of:=NOW()" office:value-type="date" office:date-value="2020-02-16T09:26:33.2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6">
            <text:p>166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cp=D-A</text:p>
          </table:table-cell>
          <table:table-cell table:style-name="ce22" office:value-type="string">
            <text:p>+</text:p>
          </table:table-cell>
          <table:table-cell table:style-name="ce22" office:value-type="string">
            <text:p>t.65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2_18-32-57_000.jpg</text:p>
          </table:table-cell>
          <table:table-cell table:style-name="ce24" office:value-type="date" office:date-value="2020-02-13T09:14:08.02">
            <text:p>2020/2/13 9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7">
            <text:p>167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type=fill-in,video=3:34~,ch.A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office:value-type="float" office:value="168">
            <text:p>168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fs-2</text:p>
          </table:table-cell>
          <table:table-cell table:style-name="ce8" office:value-type="string">
            <text:p>-</text:p>
          </table:table-cell>
          <table:table-cell table:style-name="ce10" office:value-type="string">
            <text:p>prev-s.1,version+,ch.A;D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60</text:p>
          </table:table-cell>
          <table:table-cell table:style-name="ce22" office:value-type="string">
            <text:p>k.D</text:p>
          </table:table-cell>
          <table:table-cell table:style-name="ce2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2-13_19-16-47_000.jpg</text:p>
          </table:table-cell>
          <table:table-cell table:style-name="ce24" office:value-type="date" office:date-value="2020-02-14T11:14:45.91">
            <text:p>2020/2/14 11:14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5">
          <table:table-cell table:style-name="ce2" office:value-type="float" office:value="169">
            <text:p>169</text:p>
          </table:table-cell>
          <table:table-cell table:style-name="ce2" office:value-type="float" office:value="1">
            <text:p>1</text:p>
          </table:table-cell>
          <table:table-cell table:style-name="ce7" office:value-type="string">
            <text:p>fs-1</text:p>
          </table:table-cell>
          <table:table-cell table:style-name="ce8" office:value-type="string">
            <text:p>fs</text:p>
          </table:table-cell>
          <table:table-cell table:style-name="ce10" office:value-type="string">
            <text:p>patt-1(1);(2),ch=B7+2;B7+3+4+5,for=rythm-pattern</text:p>
          </table:table-cell>
          <table:table-cell table:style-name="ce22" office:value-type="string">
            <text:p>score+</text:p>
          </table:table-cell>
          <table:table-cell table:style-name="ce22" office:value-type="string">
            <text:p>t.70</text:p>
          </table:table-cell>
          <table:table-cell table:style-name="ce22" office:value-type="string">
            <text:p>B</text:p>
          </table:table-cell>
          <table:table-cell table:style-name="ce2" office:value-type="string">
            <text:p>fs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2-14_18-57-18_000.jpg</text:p>
          </table:table-cell>
          <table:table-cell table:style-name="ce24" office:value-type="date" office:date-value="2020-02-16T09:26:26.58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22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7" table:style-name="ce19" office:value-type="string">
            <text:p>*</text:p>
          </table:table-cell>
          <table:table-cell table:style-name="ce25" table:formula="of:=NOW()" office:value-type="date" office:date-value="2020-02-16T09:26:33.48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0" office:value-type="string">
            <text:p>rs-24</text:p>
          </table:table-cell>
          <table:table-cell table:number-columns-repeated="3"/>
          <table:table-cell table:style-name="ce20"/>
          <table:table-cell/>
          <table:table-cell table:style-name="ce20" office:value-type="string">
            <text:p>,tune=d.C 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k.D,tune=d.D</text:p>
          </table:table-cell>
          <table:table-cell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1 </text:p>
          </table:table-cell>
          <table:table-cell/>
          <table:table-cell table:style-name="ce20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0" office:value-type="string">
            <text:p>f-64</text:p>
          </table:table-cell>
          <table:table-cell table:number-columns-repeated="3"/>
          <table:table-cell table:style-name="ce20" office:value-type="string">
            <text:p>R=2 </text:p>
          </table:table-cell>
          <table:table-cell/>
          <table:table-cell table:style-name="ce20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3 </text:p>
          </table:table-cell>
          <table:table-cell/>
          <table:table-cell table:style-name="ce20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0" office:value-type="string">
            <text:p>s-4</text:p>
          </table:table-cell>
          <table:table-cell table:number-columns-repeated="3"/>
          <table:table-cell table:style-name="ce20" office:value-type="string">
            <text:p>R=4 </text:p>
          </table:table-cell>
          <table:table-cell/>
          <table:table-cell table:style-name="ce20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0" office:value-type="string">
            <text:p>f-65</text:p>
          </table:table-cell>
          <table:table-cell table:number-columns-repeated="3"/>
          <table:table-cell table:style-name="ce20" office:value-type="string">
            <text:p>R=5</text:p>
          </table:table-cell>
          <table:table-cell/>
          <table:table-cell table:style-name="ce20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1"/>
          <table:table-cell table:number-columns-repeated="3"/>
          <table:table-cell table:style-name="ce21" table:number-columns-repeated="2"/>
          <table:table-cell table:style-name="ce21" office:value-type="string">
            <text:p>step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0" office:value-type="string">
            <text:p>copy</text:p>
          </table:table-cell>
          <table:table-cell table:number-columns-repeated="3"/>
          <table:table-cell table:style-name="ce20" office:value-type="string">
            <text:p>C – c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5]+1" office:value-type="float" office:value="2">
            <text:p>2</text:p>
          </table:table-cell>
          <table:table-cell table:style-name="ce20"/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sakura</text:p>
          </table:table-cell>
          <table:table-cell table:style-name="ce20"/>
          <table:table-cell table:number-columns-repeated="1010"/>
        </table:table-row>
        <table:table-row table:style-name="ro3">
          <table:table-cell table:number-columns-repeated="3"/>
          <table:table-cell table:formula="of:=[.D196]+1" office:value-type="float" office:value="3">
            <text:p>3</text:p>
          </table:table-cell>
          <table:table-cell table:style-name="ce20" office:value-type="string">
            <text:p>replace : </text:p>
          </table:table-cell>
          <table:table-cell table:number-columns-repeated="3"/>
          <table:table-cell table:style-name="ce20"/>
          <table:table-cell table:style-name="ce20" office:value-type="string">
            <text:p>\|\| </text:p>
          </table:table-cell>
          <table:table-cell table:style-name="ce20"/>
          <table:table-cell table:style-name="ce20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7]+1" office:value-type="float" office:value="4">
            <text:p>4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(s\.\d+):</text:p>
          </table:table-cell>
          <table:table-cell table:style-name="ce20"/>
          <table:table-cell table:style-name="ce20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198]+1" office:value-type="float" office:value="5">
            <text:p>5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\.N,</text:p>
          </table:table-cell>
          <table:table-cell table:style-name="ce20"/>
          <table:table-cell table:style-name="ce20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199]+1" office:value-type="float" office:value="6">
            <text:p>6</text:p>
          </table:table-cell>
          <table:table-cell table:style-name="ce20"/>
          <table:table-cell table:number-columns-repeated="3"/>
          <table:table-cell table:style-name="ce20"/>
          <table:table-cell table:style-name="ce20" office:value-type="string">
            <text:p>s\.(\d+?)</text:p>
          </table:table-cell>
          <table:table-cell table:style-name="ce20"/>
          <table:table-cell table:style-name="ce20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^(\d+?\t.+-\d+),</text:p>
          </table:table-cell>
          <table:table-cell table:style-name="ce20"/>
          <table:table-cell table:style-name="ce20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0"/>
          <table:table-cell table:number-columns-repeated="3"/>
          <table:table-cell table:style-name="ce20"/>
          <table:table-cell table:style-name="ce20" office:value-type="string">
            <text:p>(\d);var</text:p>
          </table:table-cell>
          <table:table-cell table:style-name="ce20"/>
          <table:table-cell table:style-name="ce20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0]+1" office:value-type="float" office:value="7">
            <text:p>7</text:p>
          </table:table-cell>
          <table:table-cell table:style-name="ce20"/>
          <table:table-cell table:number-columns-repeated="3"/>
          <table:table-cell table:style-name="ce20" office:value-type="string">
            <text:p>C – a &gt; C – c</text:p>
          </table:table-cell>
          <table:table-cell table:style-name="ce20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3]+1" office:value-type="float" office:value="8">
            <text:p>8</text:p>
          </table:table-cell>
          <table:table-cell table:style-name="ce20" office:value-type="string">
            <text:p>paste</text:p>
          </table:table-cell>
          <table:table-cell table:number-columns-repeated="3"/>
          <table:table-cell table:style-name="ce20" office:value-type="string">
            <text:p>C – v</text:p>
          </table:table-cell>
          <table:table-cell table:style-name="ce20"/>
          <table:table-cell table:style-name="ce20" office:value-type="string">
            <text:p>entries.ods</text:p>
          </table:table-cell>
          <table:table-cell table:style-name="ce20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04]+1" office:value-type="float" office:value="9">
            <text:p>9</text:p>
          </table:table-cell>
          <table:table-cell table:style-name="ce20" office:value-type="string">
            <text:p>C/P : session num, code</text:p>
          </table:table-cell>
          <table:table-cell table:number-columns-repeated="3"/>
          <table:table-cell table:style-name="ce20" office:value-type="string">
            <text:p>-</text:p>
          </table:table-cell>
          <table:table-cell table:style-name="ce20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05]+1" office:value-type="float" office:value="10">
            <text:p>10</text:p>
          </table:table-cell>
          <table:table-cell table:style-name="ce20" office:value-type="string">
            <text:p>C/P : memos</text:p>
          </table:table-cell>
          <table:table-cell table:number-columns-repeated="3"/>
          <table:table-cell table:style-name="ce20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0" office:value-type="string">
            <text:p>C/P : file na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0" office:value-type="string">
            <text:p>genr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0" office:value-type="string">
            <text:p>time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0" office:value-type="string">
            <text:p>s.n.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0" office:value-type="string">
            <text:p>edit range</text:p>
          </table:table-cell>
          <table:table-cell table:number-columns-repeated="3"/>
          <table:table-cell table:style-name="ce20"/>
          <table:table-cell table:style-name="ce20" office:value-type="string">
            <text:p>M – d &gt; a</text:p>
          </table:table-cell>
          <table:table-cell table:style-name="ce20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0" office:value-type="string">
            <text:p>sort : col : C-D-A</text:p>
          </table:table-cell>
          <table:table-cell table:number-columns-repeated="3"/>
          <table:table-cell table:style-name="ce20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48.855cm" draw:caption-point-x="-1.353cm" draw:caption-point-y="2.468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25];6;2)">
            <text:p/>
          </table:table-cell>
          <table:table-cell office:value-type="string">
            <text:p>2019-09-30_18-28-44_000.jpg</text:p>
          </table:table-cell>
          <table:table-cell table:formula="of:=MID([.K22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2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4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7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7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7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7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7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7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7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7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6T09:26:33.64">
            <text:p>2020/2/16 9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22cm" draw:caption-point-x="-1.353cm" draw:caption-point-y="2.4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457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5)">
            <text:p>sn(15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31]);&quot;)&quot;)" office:value-type="string" office:string-value="sn(20)">
            <text:p>sn(20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2-16T09:26:33.76">
            <text:p>2020/2/16 9:26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2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2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2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2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2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2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2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2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2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3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3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3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43.481cm" draw:caption-point-x="-1.353cm" draw:caption-point-y="2.4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65];6;2)">
            <text:p/>
          </table:table-cell>
          <table:table-cell office:value-type="string">
            <text:p>2019-09-30_18-28-44_000.jpg</text:p>
          </table:table-cell>
          <table:table-cell table:formula="of:=MID([.K6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6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7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169)">
            <text:p>sn(169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6T09:26:33.88">
            <text:p>2020/2/16 9:26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169)">
            <text:p>sn(169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9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2-16T09:26:33.96">
            <text:p>2020/2/16 9:26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19"/>
          <table:table-cell table:number-columns-repeated="1008"/>
        </table:table-row>
        <table:table-row table:style-name="ro10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10">
          <table:table-cell table:number-columns-repeated="3" table:style-name="ce4" office:value-type="string">
            <text:p>*</text:p>
          </table:table-cell>
          <table:table-cell table:number-columns-repeated="2" table:style-name="ce19" office:value-type="string">
            <text:p>*</text:p>
          </table:table-cell>
          <table:table-cell table:style-name="ce25" table:formula="of:=NOW()" office:value-type="date" office:date-value="2020-02-16T09:26:34.04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number-columns-repeated="1008"/>
        </table:table-row>
        <table:table-row table:style-name="ro3">
          <table:table-cell table:number-columns-repeated="6"/>
          <table:table-cell table:style-name="ce19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6T09:26:34.23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9)">
            <text:p>sn(169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6T09:26:34.33">
            <text:p>2020/2/16 9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3cm" draw:caption-point-x="-1.353cm" draw:caption-point-y="2.2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19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19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6">
          <table:table-cell table:number-columns-repeated="4" table:style-name="ce4" office:value-type="string">
            <text:p>*</text:p>
          </table:table-cell>
          <table:table-cell table:number-columns-repeated="4" table:style-name="ce19" office:value-type="string">
            <text:p>*</text:p>
          </table:table-cell>
          <table:table-cell table:style-name="ce25" table:formula="of:=NOW()" office:value-type="date" office:date-value="2020-02-16T09:26:34.47">
            <text:p>2020/2/16 9:26</text:p>
          </table:table-cell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19" office:value-type="string">
            <text:p>*</text:p>
          </table:table-cell>
          <table:table-cell table:style-name="ce19"/>
          <table:table-cell table:style-name="ce29"/>
          <table:table-cell table:style-name="ce19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169)">
            <text:p>sn(169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8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2-16T09:26:34.56">
            <text:p>2020/2/16 9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7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7" table:number-rows-repeated="7">
          <table:table-cell table:number-columns-repeated="1021"/>
        </table:table-row>
        <table:table-row table:style-name="ro7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7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7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7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7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7">
          <table:table-cell table:number-columns-repeated="5"/>
          <table:table-cell table:style-name="Default"/>
          <table:table-cell table:number-columns-repeated="1015"/>
        </table:table-row>
        <table:table-row table:style-name="ro7" table:number-rows-repeated="3">
          <table:table-cell table:number-columns-repeated="1021"/>
        </table:table-row>
        <table:table-row table:style-name="ro7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83cm" draw:caption-point-x="-1.353cm" draw:caption-point-y="2.266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7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7">
          <table:table-cell table:number-columns-repeated="1021"/>
        </table:table-row>
        <table:table-row table:style-name="ro7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7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7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7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7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7" table:number-rows-repeated="1048501">
          <table:table-cell table:number-columns-repeated="1021"/>
        </table:table-row>
        <table:table-row table:style-name="ro7">
          <table:table-cell table:number-columns-repeated="1021"/>
        </table:table-row>
      </table:table>
      <table:database-ranges>
        <table:database-range table:name="range_all_data" table:target-range-address="gt.A2:gt.L18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18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18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6">2020/02/16</text:date>, <text:time>09:26:3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2-16T09:26:32.71</dc:date>
    <dc:creator>iwabuchi ken</dc:creator>
    <meta:editing-duration>P7DT1H23M42S</meta:editing-duration>
    <meta:editing-cycles>686</meta:editing-cycles>
    <meta:generator>OpenOffice/4.1.3$Win32 OpenOffice.org_project/413m1$Build-9783</meta:generator>
    <meta:document-statistic meta:table-count="10" meta:cell-count="4835" meta:object-count="0"/>
    <meta:user-defined meta:name="sheets-banding"/>
    <meta:user-defined meta:name="sheets-original-selection"/>
  </office:meta>
</office:document-meta>
</file>